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82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1.5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ro3" style:family="table-row">
      <style:table-row-properties style:row-height="0.2102in" fo:break-before="auto" style:use-optimal-row-height="true"/>
    </style:style>
    <style:style style:name="ro4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1972in" fo:break-before="auto" style:use-optimal-row-height="true"/>
    </style:style>
    <style:style style:name="ro6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  <style:style style:name="T3" style:family="text">
      <style:text-properties fo:font-weight="normal" style:text-position="-33%" style:font-weight-asian="normal" style:font-weight-complex="normal"/>
    </style:style>
    <style:style style:name="T4" style:family="text">
      <style:text-properties fo:font-weight="normal" style:font-weight-asian="normal" style:font-weight-complex="normal" style:text-position="0%"/>
    </style:style>
  </office:automatic-styles>
  <office:body>
    <office:spreadsheet>
      <table:table table:name="Sheet1" table:style-name="ta1">
        <table:shapes>
          <draw:frame draw:z-index="0" draw:style-name="gr1" draw:text-style-name="P1" svg:width="4.922in" svg:height="2.7654in" svg:x="0.8406in" svg:y="3.4165in">
            <draw:object draw:notify-on-update-of-ranges="Sheet1.B13:Sheet1.B19 Sheet1.C12:Sheet1.C12 Sheet1.C13:Sheet1.C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4122in" svg:height="2.7232in" svg:x="5.6681in" svg:y="0.1724in">
            <draw:object draw:notify-on-update-of-ranges="Sheet1.B3:Sheet1.B9 Sheet1.C2:Sheet1.C2 Sheet1.C3:Sheet1.C9 Sheet1.B3:Sheet1.B9 Sheet1.D2:Sheet1.D2 Sheet1.D3:Sheet1.D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.7185in" svg:height="3.022in" svg:x="6.0244in" svg:y="6.8555in">
            <draw:object draw:notify-on-update-of-ranges="Sheet1.C40:Sheet1.C42 Sheet1.D39:Sheet1.D39 Sheet1.D40:Sheet1.D4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5.2004in" svg:height="2.4736in" svg:x="5.6894in" svg:y="10.5858in">
            <draw:object draw:notify-on-update-of-ranges="Sheet1.D61:Sheet1.D66 Sheet1.C60:Sheet1.C60 Sheet1.C61:Sheet1.C6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0.0787in" svg:height="0.1819in" svg:x="2.2268in" svg:y="15.7039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6.2988in" svg:height="3.5429in" svg:x="5.2209in" svg:y="15.4413in">
            <draw:object draw:notify-on-update-of-ranges="Sheet1.C90:Sheet1.C95 Sheet1.D89:Sheet1.D89 Sheet1.D90:Sheet1.D9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0.0787in" svg:height="0.1819in" svg:x="2.2268in" svg:y="17.3039in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0.963in" svg:y="18.6213in">
            <draw:object draw:notify-on-update-of-ranges="Sheet1.C99:Sheet1.C104 Sheet1.D98:Sheet1.D98 Sheet1.D99:Sheet1.D10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0.0787in" svg:height="0.1819in" svg:x="2.2268in" svg:y="22.4921in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0.0787in" svg:height="0.1819in" svg:x="0.8886in" svg:y="23.585in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.6047in" svg:height="2.8366in" svg:x="1.1165in" svg:y="25.6421in">
            <draw:object draw:notify-on-update-of-ranges="Sheet1.B134:Sheet1.B143 Sheet1.H133:Sheet1.H133 Sheet1.H134:Sheet1.H14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.4126in" svg:height="2.8646in" svg:x="5.6937in" svg:y="25.7264in">
            <draw:object draw:notify-on-update-of-ranges="Sheet1.B134:Sheet1.B143 Sheet1.G133:Sheet1.G133 Sheet1.G134:Sheet1.G14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0.0787in" svg:height="0.1819in" svg:x="0.8886in" svg:y="29.0173in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6.2988in" svg:height="3.5429in" svg:x="3.5012in" svg:y="29.0567in">
            <draw:object draw:notify-on-update-of-ranges="Sheet1.B163:Sheet1.B163 Sheet1.B164:Sheet1.B168 Sheet1.C163:Sheet1.C163 Sheet1.C164:Sheet1.C16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draw:text-style-name="P1" svg:width="0.0622in" svg:height="0.1811in" svg:x="7.0205in" svg:y="25.0287in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5" draw:style-name="gr1" draw:text-style-name="P1" svg:width="4.4425in" svg:height="2.3102in" svg:x="8.8484in" svg:y="23.2417in">
            <draw:object draw:notify-on-update-of-ranges="Sheet1.B133:Sheet1.B133 Sheet1.B134:Sheet1.B143 Sheet1.C133:Sheet1.C133 Sheet1.C134:Sheet1.C143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.1.20a</text:p>
          </table:table-cell>
          <table:table-cell office:value-type="string" calcext:value-type="string">
            <text:p>Sco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equency (Hz)</text:p>
          </table:table-cell>
          <table:table-cell office:value-type="string" calcext:value-type="string">
            <text:p>V_RMS (mV)</text:p>
          </table:table-cell>
          <table:table-cell office:value-type="string" calcext:value-type="string">
            <text:p>Calculated (mV)</text:p>
          </table:table-cell>
          <table:table-cell office:value-type="string" calcext:value-type="string">
            <text:p>V_pk-pk (V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office:value-type="float" office:value="357.1" calcext:value-type="float">
            <text:p>357.1</text:p>
          </table:table-cell>
          <table:table-cell office:value-type="float" office:value="1.01" calcext:value-type="float">
            <text:p>1.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58" calcext:value-type="float">
            <text:p>358</text:p>
          </table:table-cell>
          <table:table-cell office:value-type="float" office:value="357.1" calcext:value-type="float">
            <text:p>357.1</text:p>
          </table:table-cell>
          <table:table-cell office:value-type="float" office:value="1.01" calcext:value-type="float">
            <text:p>1.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57" calcext:value-type="float">
            <text:p>357</text:p>
          </table:table-cell>
          <table:table-cell office:value-type="float" office:value="361" calcext:value-type="float">
            <text:p>361</text:p>
          </table:table-cell>
          <table:table-cell office:value-type="float" office:value="1.02" calcext:value-type="float">
            <text:p>1.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58" calcext:value-type="float">
            <text:p>358</text:p>
          </table:table-cell>
          <table:table-cell office:value-type="float" office:value="357.1" calcext:value-type="float">
            <text:p>357.1</text:p>
          </table:table-cell>
          <table:table-cell office:value-type="float" office:value="1.01" calcext:value-type="float">
            <text:p>1.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52" calcext:value-type="float">
            <text:p>352</text:p>
          </table:table-cell>
          <table:table-cell office:value-type="float" office:value="350.72" calcext:value-type="float">
            <text:p>350.72</text:p>
          </table:table-cell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351" calcext:value-type="float">
            <text:p>351</text:p>
          </table:table-cell>
          <table:table-cell office:value-type="float" office:value="350.72" calcext:value-type="float">
            <text:p>350.72</text:p>
          </table:table-cell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office:value-type="float" office:value="339" calcext:value-type="float">
            <text:p>339</text:p>
          </table:table-cell>
          <table:table-cell office:value-type="float" office:value="336.6" calcext:value-type="float">
            <text:p>336.6</text:p>
          </table:table-cell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.1.20b</text:p>
          </table:table-cell>
          <table:table-cell office:value-type="string" calcext:value-type="string">
            <text:p>DM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equency (Hz)</text:p>
          </table:table-cell>
          <table:table-cell office:value-type="string" calcext:value-type="string">
            <text:p>V_RMS (mV)</text:p>
          </table:table-cell>
          <table:table-cell office:value-type="string" calcext:value-type="string">
            <text:p>Amplitude (V)</text:p>
          </table:table-cell>
          <table:table-cell office:value-type="string" calcext:value-type="string">
            <text:p>Calculated (V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58.15" calcext:value-type="float">
            <text:p>358.15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58.02" calcext:value-type="float">
            <text:p>358.02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57.52" calcext:value-type="float">
            <text:p>357.52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57.59" calcext:value-type="float">
            <text:p>357.59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57.27" calcext:value-type="float">
            <text:p>357.27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523.41" calcext:value-type="float">
            <text:p>523.41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VLD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  <table:table-cell table:number-columns-repeated="3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Thevenin Analys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urrent (mA)</text:p>
          </table:table-cell>
          <table:table-cell office:value-type="string" calcext:value-type="string">
            <text:p>Voltage (V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473" calcext:value-type="float">
            <text:p>1.473</text:p>
          </table:table-cell>
          <table:table-cell office:value-type="float" office:value="0.1472" calcext:value-type="float">
            <text:p>0.14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159" calcext:value-type="float">
            <text:p>1.159</text:p>
          </table:table-cell>
          <table:table-cell office:value-type="float" office:value="1.153" calcext:value-type="float">
            <text:p>1.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71" calcext:value-type="float">
            <text:p>0.371</text:p>
          </table:table-cell>
          <table:table-cell office:value-type="float" office:value="3.6664" calcext:value-type="float">
            <text:p>3.666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lope: 3191 Ohms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Resistance <text:s/>(Ohm)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Current (mA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74" calcext:value-type="float">
            <text:p>0.1474</text:p>
          </table:table-cell>
          <table:table-cell office:value-type="float" office:value="1.474" calcext:value-type="float">
            <text:p>1.4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k</text:p>
          </table:table-cell>
          <table:table-cell table:number-columns-repeated="2" office:value-type="float" office:value="1.157" calcext:value-type="float">
            <text:p>1.1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float" office:value="3.68" calcext:value-type="float">
            <text:p>3.68</text:p>
          </table:table-cell>
          <table:table-cell office:value-type="float" office:value="0.368" calcext:value-type="float">
            <text:p>0.368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100Hz Sine Wav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alculated Current (uA)</text:p>
          </table:table-cell>
          <table:table-cell office:value-type="string" calcext:value-type="string">
            <text:p>V<text:span text:style-name="T1">in,pp</text:span> (mV)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0.32" calcext:value-type="float">
            <text:p>0.32</text:p>
          </table:table-cell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000" calcext:value-type="float">
            <text:p>470000</text:p>
          </table:table-cell>
          <table:table-cell office:value-type="float" office:value="0.5787" calcext:value-type="float">
            <text:p>0.5787</text:p>
          </table:table-cell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0000" calcext:value-type="float">
            <text:p>820000</text:p>
          </table:table-cell>
          <table:table-cell office:value-type="float" office:value="0.2585" calcext:value-type="float">
            <text:p>0.2585</text:p>
          </table:table-cell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232" calcext:value-type="float">
            <text:p>0.232</text:p>
          </table:table-cell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0000" calcext:value-type="float">
            <text:p>2200000</text:p>
          </table:table-cell>
          <table:table-cell office:value-type="float" office:value="0.1455" calcext:value-type="float">
            <text:p>0.1455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alculated Current (uA)</text:p>
          </table:table-cell>
          <table:table-cell office:value-type="string" calcext:value-type="string">
            <text:p>V<text:span text:style-name="T1">in,pp</text:span> (mV)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0.32" calcext:value-type="float">
            <text:p>0.32</text:p>
          </table:table-cell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000" calcext:value-type="float">
            <text:p>470000</text:p>
          </table:table-cell>
          <table:table-cell office:value-type="float" office:value="0.5787" calcext:value-type="float">
            <text:p>0.5787</text:p>
          </table:table-cell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0000" calcext:value-type="float">
            <text:p>820000</text:p>
          </table:table-cell>
          <table:table-cell office:value-type="float" office:value="0.2585" calcext:value-type="float">
            <text:p>0.2585</text:p>
          </table:table-cell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232" calcext:value-type="float">
            <text:p>0.232</text:p>
          </table:table-cell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0000" calcext:value-type="float">
            <text:p>2200000</text:p>
          </table:table-cell>
          <table:table-cell office:value-type="float" office:value="0.1455" calcext:value-type="float">
            <text:p>0.1455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1.1.8 Resistors and toleranc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ominal (Ohms)</text:p>
          </table:table-cell>
          <table:table-cell office:value-type="string" calcext:value-type="string">
            <text:p>Measured (Ohms)</text:p>
          </table:table-cell>
          <table:table-cell office:value-type="string" calcext:value-type="string">
            <text:p>% Err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9.89k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office:value-type="string" calcext:value-type="string">
            <text:p>464.3k</text:p>
          </table:table-cell>
          <table:table-cell office:value-type="float" office:value="1.212" calcext:value-type="float">
            <text:p>1.212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1.2.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istor (Ohm)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Current (uA)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2M</text:p>
          </table:table-cell>
          <table:table-cell office:value-type="float" office:value="0.872" calcext:value-type="float">
            <text:p>0.872</text:p>
          </table:table-cell>
          <table:table-cell office:value-type="float" office:value="0.0291" calcext:value-type="float">
            <text:p>0.02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7M</text:p>
          </table:table-cell>
          <table:table-cell office:value-type="float" office:value="0.728" calcext:value-type="float">
            <text:p>0.728</text:p>
          </table:table-cell>
          <table:table-cell office:value-type="float" office:value="0.0289" calcext:value-type="float">
            <text:p>0.02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office:value-type="float" office:value="0.568" calcext:value-type="float">
            <text:p>0.568</text:p>
          </table:table-cell>
          <table:table-cell office:value-type="float" office:value="0.0216" calcext:value-type="float">
            <text:p>0.02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M</text:p>
          </table:table-cell>
          <table:table-cell office:value-type="float" office:value="0.416" calcext:value-type="float">
            <text:p>0.416</text:p>
          </table:table-cell>
          <table:table-cell office:value-type="float" office:value="0.0195" calcext:value-type="float">
            <text:p>0.019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.2.5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sistance <text:s/>(Ohm)</text:p>
          </table:table-cell>
          <table:table-cell office:value-type="string" calcext:value-type="string">
            <text:p>V<text:span text:style-name="T1">out</text:span><text:span text:style-name="T2"> (V)</text:span></text:p>
          </table:table-cell>
          <table:table-cell office:value-type="string" calcext:value-type="string">
            <text:p>Current (mA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7037" calcext:value-type="float">
            <text:p>0.17037</text:p>
          </table:table-cell>
          <table:table-cell office:value-type="float" office:value="3.625" calcext:value-type="float">
            <text:p>3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2.657" calcext:value-type="float">
            <text:p>2.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2352" calcext:value-type="float">
            <text:p>0.2352</text:p>
          </table:table-cell>
          <table:table-cell office:value-type="float" office:value="2.352" calcext:value-type="float">
            <text:p>2.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26525" calcext:value-type="float">
            <text:p>0.26525</text:p>
          </table:table-cell>
          <table:table-cell office:value-type="float" office:value="1.76833" calcext:value-type="float">
            <text:p>1.76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288" calcext:value-type="float">
            <text:p>0.288</text:p>
          </table:table-cell>
          <table:table-cell office:value-type="float" office:value="1.309" calcext:value-type="float">
            <text:p>1.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93636" calcext:value-type="float">
            <text:p>0.93636</text:p>
          </table:table-cell>
          <table:table-cell table:number-columns-repeated="4"/>
        </table:table-row>
        <table:table-row table:style-name="ro1" table:number-rows-repeated="22">
          <table:table-cell table:number-columns-repeated="8"/>
        </table:table-row>
        <table:table-row table:style-name="ro4">
          <table:table-cell/>
          <table:table-cell table:style-name="ce1" office:value-type="string" calcext:value-type="string">
            <text:p>Resistance <text:s/>(Ohm)</text:p>
          </table:table-cell>
          <table:table-cell table:style-name="ce1" office:value-type="string" calcext:value-type="string">
            <text:p>V<text:span text:style-name="T1">out</text:span><text:span text:style-name="T2"> (V)</text:span>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.24" calcext:value-type="float">
            <text:p>52.24</text:p>
          </table:table-cell>
          <table:table-cell office:value-type="float" office:value="0.175" calcext:value-type="float">
            <text:p>0.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7.75" calcext:value-type="float">
            <text:p>107.75</text:p>
          </table:table-cell>
          <table:table-cell office:value-type="float" office:value="0.241" calcext:value-type="float">
            <text:p>0.2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213k</text:p>
          </table:table-cell>
          <table:table-cell office:value-type="float" office:value="0.342" calcext:value-type="float">
            <text:p>0.34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.2.6</text:p>
          </table:table-cell>
          <table:table-cell office:value-type="string" calcext:value-type="string">
            <text:p>RC circuit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Frequency (Hz)</text:p>
          </table:table-cell>
          <table:table-cell office:value-type="string" calcext:value-type="string">
            <text:p>Decibel (dB)</text:p>
          </table:table-cell>
          <table:table-cell/>
          <table:table-cell office:value-type="string" calcext:value-type="string">
            <text:p>V<text:span text:style-name="T3">in,pp</text:span><text:span text:style-name="T4"> (V)</text:span></text:p>
          </table:table-cell>
          <table:table-cell office:value-type="string" calcext:value-type="string">
            <text:p>V<text:span text:style-name="T1">out,pp</text:span><text:span text:style-name="T2">(mV)</text:span></text:p>
          </table:table-cell>
          <table:table-cell office:value-type="string" calcext:value-type="string">
            <text:p>Phase (°) </text:p>
          </table:table-cell>
          <table:table-cell office:value-type="string" calcext:value-type="string">
            <text:p>V<text:span text:style-name="T1">out</text:span><text:span text:style-name="T2">/V</text:span><text:span text:style-name="T1">in</text:span>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20.6687" calcext:value-type="float">
            <text:p>-20.6687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</text:p>
          </table:table-cell>
          <table:table-cell office:value-type="float" office:value="0.09259" calcext:value-type="float">
            <text:p>0.0925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9.085" calcext:value-type="float">
            <text:p>-19.085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?</text:p>
          </table:table-cell>
          <table:table-cell office:value-type="float" office:value="0.1111" calcext:value-type="float">
            <text:p>0.111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7.75" calcext:value-type="float">
            <text:p>-17.75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?</text:p>
          </table:table-cell>
          <table:table-cell office:value-type="float" office:value="0.1296" calcext:value-type="float">
            <text:p>0.129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-15.56" calcext:value-type="float">
            <text:p>-15.56</text:p>
          </table:table-cell>
          <table:table-cell/>
          <table:table-cell office:value-type="float" office:value="1.08" calcext:value-type="float">
            <text:p>1.0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-9.07" calcext:value-type="float">
            <text:p>-9.07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380" calcext:value-type="float">
            <text:p>380</text:p>
          </table:table-cell>
          <table:table-cell office:value-type="float" office:value="77.37" calcext:value-type="float">
            <text:p>77.37</text:p>
          </table:table-cell>
          <table:table-cell office:value-type="float" office:value="0.35185" calcext:value-type="float">
            <text:p>0.3518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-5.4" calcext:value-type="float">
            <text:p>-5.4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580" calcext:value-type="float">
            <text:p>580</text:p>
          </table:table-cell>
          <table:table-cell office:value-type="float" office:value="59.68" calcext:value-type="float">
            <text:p>59.68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-2.393" calcext:value-type="float">
            <text:p>-2.393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820" calcext:value-type="float">
            <text:p>820</text:p>
          </table:table-cell>
          <table:table-cell office:value-type="float" office:value="38.89" calcext:value-type="float">
            <text:p>38.89</text:p>
          </table:table-cell>
          <table:table-cell office:value-type="float" office:value="0.7592" calcext:value-type="float">
            <text:p>0.759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-0.51" calcext:value-type="float">
            <text:p>-0.51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000" calcext:value-type="float">
            <text:p>1000</text:p>
          </table:table-cell>
          <table:table-cell office:value-type="float" office:value="17.32" calcext:value-type="float">
            <text:p>17.32</text:p>
          </table:table-cell>
          <table:table-cell office:value-type="float" office:value="0.9434" calcext:value-type="float">
            <text:p>0.943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020" calcext:value-type="float">
            <text:p>1020</text:p>
          </table:table-cell>
          <table:table-cell office:value-type="float" office:value="8.65" calcext:value-type="float">
            <text:p>8.65</text:p>
          </table:table-cell>
          <table:table-cell office:value-type="float" office:value="0.9622" calcext:value-type="float">
            <text:p>0.9622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060" calcext:value-type="float">
            <text:p>1060</text:p>
          </table:table-cell>
          <table:table-cell office:value-type="float" office:value="3.231" calcext:value-type="float">
            <text:p>3.231</text:p>
          </table:table-cell>
          <table:table-cell office:value-type="float" office:value="0.9815" calcext:value-type="float">
            <text:p>0.981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6">
          <table:table-cell table:number-columns-repeated="8"/>
        </table:table-row>
        <table:table-row table:style-name="ro1" table:number-rows-repeated="14">
          <table:table-cell table:number-columns-repeated="8"/>
        </table:table-row>
        <table:table-row table:style-name="ro1">
          <table:table-cell/>
          <table:table-cell office:value-type="string" calcext:value-type="string">
            <text:p>1.2.9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requency (kHz)</text:p>
          </table:table-cell>
          <table:table-cell table:style-name="ce1" office:value-type="string" calcext:value-type="string">
            <text:p>Phase (Degree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85" calcext:value-type="float">
            <text:p>3.85</text:p>
          </table:table-cell>
          <table:table-cell office:value-type="float" office:value="22.5" calcext:value-type="float">
            <text:p>22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62" calcext:value-type="float">
            <text:p>1.62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77.5" calcext:value-type="float">
            <text:p>77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04:14:26.7027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16:33:13.129601000</meta:creation-date>
    <dc:date>2015-02-05T10:00:55.055206000</dc:date>
    <meta:editing-duration>PT16H32M21S</meta:editing-duration>
    <meta:editing-cycles>22</meta:editing-cycles>
    <meta:generator>LibreOffice/4.3.5.2$MacOSX_X86_64 LibreOffice_project/3a87456aaa6a95c63eea1c1b3201acedf0751bd5</meta:generator>
    <meta:document-statistic meta:table-count="1" meta:cell-count="279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03cm" svg:height="7.025cm" xlink:href=".." xlink:type="simple" chart:class="chart:scatter" chart:style-name="ch1">
        <chart:plot-area chart:style-name="ch2" table:cell-range-address="Sheet1.B13:Sheet1.C19 Sheet1.C12:Sheet1.C12" chart:data-source-has-labels="row" svg:x="0.25cm" svg:y="0.14cm" svg:width="12.003cm" svg:height="6.745cm">
          <chartooo:coordinate-region svg:x="1.081cm" svg:y="0.321cm" svg:width="10.38cm" svg:height="5.9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13:Sheet1.C19" chart:label-cell-address="Sheet1.C12:Sheet1.C12" chart:class="chart:scatter">
            <chart:domain table:cell-range-address="Sheet1.B13:Sheet1.B19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RMS (mV)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13:Sheet1.B19</svg:desc>
                </draw:g>
              </table:table-cell>
              <table:table-cell office:value-type="float" office:value="358.15">
                <text:p>358.15</text:p>
                <draw:g>
                  <svg:desc>Sheet1.C13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58.02">
                <text:p>358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57.52">
                <text:p>357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357.59">
                <text:p>357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57.27">
                <text:p>357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523.41">
                <text:p>523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math xmlns="http://www.w3.org/1998/Math/MathML" display="block"/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697cm" svg:height="7.206cm" xlink:href=".." xlink:type="simple" chart:class="chart:scatter" chart:style-name="ch1">
        <chart:plot-area chart:style-name="ch2" table:cell-range-address="Sheet1.B134:Sheet1.B143 Sheet1.H133:Sheet1.H143" chart:data-source-has-labels="row" svg:x="1.214cm" svg:y="0.144cm" svg:width="10.25cm" svg:height="5.967cm">
          <chartooo:coordinate-region svg:x="1.965cm" svg:y="0.326cm" svg:width="8.907cm" svg:height="5.175cm"/>
          <chart:axis chart:dimension="x" chart:name="primary-x" chart:style-name="ch3">
            <chart:title svg:x="5.182cm" svg:y="6.255cm" chart:style-name="ch4">
              <text:p>Frequency (Hz)</text:p>
            </chart:title>
          </chart:axis>
          <chart:axis chart:dimension="y" chart:name="primary-y" chart:style-name="ch5">
            <chart:title svg:x="0.451cm" svg:y="4.184cm" chart:style-name="ch6">
              <text:p>Vout/Vin (V/V)</text:p>
            </chart:title>
            <chart:grid chart:style-name="ch7" chart:class="major"/>
          </chart:axis>
          <chart:series chart:style-name="ch8" chart:values-cell-range-address="Sheet1.H134:Sheet1.H143" chart:label-cell-address="Sheet1.H133:Sheet1.H133" chart:class="chart:scatter">
            <chart:domain table:cell-range-address="Sheet1.B134:Sheet1.B143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ut/Vin</text:p>
                <draw:g>
                  <svg:desc>Sheet1.H133:Sheet1.H1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B134:Sheet1.B143</svg:desc>
                </draw:g>
              </table:table-cell>
              <table:table-cell office:value-type="float" office:value="0.09259">
                <text:p>0.09259</text:p>
                <draw:g>
                  <svg:desc>Sheet1.H134:Sheet1.H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35185">
                <text:p>0.3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7592">
                <text:p>0.7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622">
                <text:p>0.9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0.9815">
                <text:p>0.98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math xmlns="http://www.w3.org/1998/Math/MathML" display="block"/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09cm" svg:height="7.277cm" xlink:href=".." xlink:type="simple" chart:class="chart:scatter" chart:style-name="ch1">
        <chart:plot-area chart:style-name="ch2" table:cell-range-address="Sheet1.B134:Sheet1.B143 Sheet1.G133:Sheet1.G143" chart:data-source-has-labels="row" svg:x="1.205cm" svg:y="0.145cm" svg:width="9.78cm" svg:height="6.036cm">
          <chartooo:coordinate-region svg:x="2.036cm" svg:y="0.326cm" svg:width="8.357cm" svg:height="5.245cm"/>
          <chart:axis chart:dimension="x" chart:name="primary-x" chart:style-name="ch3">
            <chart:title svg:x="4.938cm" svg:y="6.326cm" chart:style-name="ch4">
              <text:p>Frequency (Hz)</text:p>
            </chart:title>
          </chart:axis>
          <chart:axis chart:dimension="y" chart:name="primary-y" chart:style-name="ch5">
            <chart:title svg:x="0.451cm" svg:y="3.93cm" chart:style-name="ch6">
              <text:p>Phase (°) </text:p>
            </chart:title>
            <chart:grid chart:style-name="ch7" chart:class="major"/>
          </chart:axis>
          <chart:series chart:style-name="ch8" chart:values-cell-range-address="Sheet1.G134:Sheet1.G143" chart:label-cell-address="Sheet1.G133:Sheet1.G133" chart:class="chart:scatter">
            <chart:domain table:cell-range-address="Sheet1.B134:Sheet1.B143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hase (°) </text:p>
                <draw:g>
                  <svg:desc>Sheet1.G133:Sheet1.G1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B134:Sheet1.B143</svg:desc>
                </draw:g>
              </table:table-cell>
              <table:table-cell office:value-type="float" office:value="NaN">
                <text:p>NaN</text:p>
                <draw:g>
                  <svg:desc>Sheet1.G134:Sheet1.G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77.37">
                <text:p>77.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59.68">
                <text:p>59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3.231">
                <text:p>3.2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math xmlns="http://www.w3.org/1998/Math/MathML" display="block"/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163:Sheet1.C168" chart:data-source-has-labels="row" svg:x="1.301cm" svg:y="0.18cm" svg:width="14.379cm" svg:height="7.689cm">
          <chartooo:coordinate-region svg:x="2.132cm" svg:y="0.361cm" svg:width="13.257cm" svg:height="6.898cm"/>
          <chart:axis chart:dimension="x" chart:name="primary-x" chart:style-name="ch3">
            <chart:title svg:x="7.253cm" svg:y="8.049cm" chart:style-name="ch4">
              <text:p>Frequency (kHz)</text:p>
            </chart:title>
          </chart:axis>
          <chart:axis chart:dimension="y" chart:name="primary-y" chart:style-name="ch5">
            <chart:title svg:x="0.451cm" svg:y="5.201cm" chart:style-name="ch6">
              <text:p>Phase (Degree)</text:p>
            </chart:title>
            <chart:grid chart:style-name="ch7" chart:class="major"/>
          </chart:axis>
          <chart:series chart:style-name="ch8" chart:values-cell-range-address="Sheet1.C164:Sheet1.C168" chart:label-cell-address="Sheet1.C163:Sheet1.C163" chart:class="chart:scatter">
            <chart:domain table:cell-range-address="Sheet1.B164:Sheet1.B16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hase (Degree)</text:p>
                <draw:g>
                  <svg:desc>Sheet1.C163:Sheet1.C1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164:Sheet1.B168</svg:desc>
                </draw:g>
              </table:table-cell>
              <table:table-cell office:value-type="float" office:value="0">
                <text:p>0</text:p>
                <draw:g>
                  <svg:desc>Sheet1.C164:Sheet1.C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5">
                <text:p>3.8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2">
                <text:p>1.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85cm" svg:height="5.869cm" xlink:href=".." xlink:type="simple" chart:class="chart:scatter" chart:style-name="ch1">
        <chart:plot-area chart:style-name="ch2" table:cell-range-address="Sheet1.B133:Sheet1.C143" chart:data-source-has-labels="row" svg:x="1.206cm" svg:y="0.117cm" svg:width="9.854cm" svg:height="4.684cm">
          <chartooo:coordinate-region svg:x="1.977cm" svg:y="0.298cm" svg:width="8.491cm" svg:height="4.323cm"/>
          <chart:axis chart:dimension="x" chart:name="primary-x" chart:style-name="ch3">
            <chart:title svg:x="4.976cm" svg:y="4.918cm" chart:style-name="ch4">
              <text:p>Frequency (Hz)</text:p>
            </chart:title>
          </chart:axis>
          <chart:axis chart:dimension="y" chart:name="primary-y" chart:style-name="ch5">
            <chart:title svg:x="0.451cm" svg:y="3.386cm" chart:style-name="ch6">
              <text:p>Decibel (dB)</text:p>
            </chart:title>
            <chart:grid chart:style-name="ch7" chart:class="major"/>
          </chart:axis>
          <chart:series chart:style-name="ch8" chart:values-cell-range-address="Sheet1.C134:Sheet1.C143" chart:label-cell-address="Sheet1.C133:Sheet1.C133" chart:class="chart:scatter">
            <chart:domain table:cell-range-address="Sheet1.B134:Sheet1.B143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cibel (dB)</text:p>
                <draw:g>
                  <svg:desc>Sheet1.C133:Sheet1.C1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B134:Sheet1.B143</svg:desc>
                </draw:g>
              </table:table-cell>
              <table:table-cell office:value-type="float" office:value="-20.6687">
                <text:p>-20.6687</text:p>
                <draw:g>
                  <svg:desc>Sheet1.C134:Sheet1.C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-19.085">
                <text:p>-19.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-17.75">
                <text:p>-17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-15.56">
                <text:p>-15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-9.07">
                <text:p>-9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-2.393">
                <text:p>-2.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-0.335">
                <text:p>-0.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-0.16">
                <text:p>-0.1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88cm" svg:height="6.918cm" xlink:href=".." xlink:type="simple" chart:class="chart:scatter" chart:style-name="ch1">
        <chart:legend chart:legend-position="end" svg:x="12.404cm" svg:y="2.948cm" style:legend-expansion="high" chart:style-name="ch2"/>
        <chart:plot-area chart:style-name="ch3" table:cell-range-address="Sheet1.B3:Sheet1.D9 Sheet1.C2:Sheet1.D2" chart:data-source-has-labels="row" svg:x="0.325cm" svg:y="0.138cm" svg:width="11.754cm" svg:height="5.691cm">
          <chartooo:coordinate-region svg:x="1.156cm" svg:y="0.319cm" svg:width="10.131cm" svg:height="4.9cm"/>
          <chart:axis chart:dimension="x" chart:name="primary-x" chart:style-name="ch4">
            <chart:title svg:x="5.045cm" svg:y="5.967cm" chart:style-name="ch5">
              <text:p>Frequency (Hz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9" chart:label-cell-address="Sheet1.C2:Sheet1.C2" chart:class="chart:scatter">
            <chart:domain table:cell-range-address="Sheet1.B3:Sheet1.B9"/>
            <chart:data-point chart:repeated="7"/>
          </chart:series>
          <chart:series chart:style-name="ch9" chart:values-cell-range-address="Sheet1.D3:Sheet1.D9" chart:label-cell-address="Sheet1.D2:Sheet1.D2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RMS (mV)</text:p>
                <draw:g>
                  <svg:desc>Sheet1.C2:Sheet1.C2</svg:desc>
                </draw:g>
              </table:table-cell>
              <table:table-cell office:value-type="string">
                <text:p>Calculated (mV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3:Sheet1.B9</svg:desc>
                </draw:g>
              </table:table-cell>
              <table:table-cell office:value-type="float" office:value="358">
                <text:p>358</text:p>
                <draw:g>
                  <svg:desc>Sheet1.C3:Sheet1.C9</svg:desc>
                </draw:g>
              </table:table-cell>
              <table:table-cell office:value-type="float" office:value="357.1">
                <text:p>357.1</text:p>
                <draw:g>
                  <svg:desc>Sheet1.D3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58">
                <text:p>358</text:p>
              </table:table-cell>
              <table:table-cell office:value-type="float" office:value="357.1">
                <text:p>357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57">
                <text:p>35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358">
                <text:p>358</text:p>
              </table:table-cell>
              <table:table-cell office:value-type="float" office:value="357.1">
                <text:p>35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52">
                <text:p>352</text:p>
              </table:table-cell>
              <table:table-cell office:value-type="float" office:value="350.72">
                <text:p>35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351">
                <text:p>351</text:p>
              </table:table-cell>
              <table:table-cell office:value-type="float" office:value="350.72">
                <text:p>350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339">
                <text:p>339</text:p>
              </table:table-cell>
              <table:table-cell office:value-type="float" office:value="336.6">
                <text:p>336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86cm" svg:height="7.677cm" xlink:href=".." xlink:type="simple" chart:class="chart:scatter" chart:style-name="ch1">
        <chart:legend chart:legend-position="end" svg:x="8.902cm" svg:y="3.557cm" style:legend-expansion="high" chart:style-name="ch2"/>
        <chart:plot-area chart:style-name="ch3" table:cell-range-address="Sheet1.C40:Sheet1.D42 Sheet1.D39:Sheet1.D39" chart:data-source-has-labels="row" svg:x="0.239cm" svg:y="0.153cm" svg:width="8.424cm" svg:height="6.42cm">
          <chartooo:coordinate-region svg:x="0.99cm" svg:y="0.335cm" svg:width="7.421cm" svg:height="5.628cm"/>
          <chart:axis chart:dimension="x" chart:name="primary-x" chart:style-name="ch4">
            <chart:title svg:x="3.474cm" svg:y="6.726cm" chart:style-name="ch5">
              <text:p>Current (mA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D40:Sheet1.D42" chart:label-cell-address="Sheet1.D39:Sheet1.D39" chart:class="chart:scatter">
            <chart:domain table:cell-range-address="Sheet1.C40:Sheet1.C42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oltage (V)</text:p>
                <draw:g>
                  <svg:desc>Sheet1.D39:Sheet1.D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73">
                <text:p>1.473</text:p>
                <draw:g>
                  <svg:desc>Sheet1.C40:Sheet1.C42</svg:desc>
                </draw:g>
              </table:table-cell>
              <table:table-cell office:value-type="float" office:value="0.1472">
                <text:p>0.1472</text:p>
                <draw:g>
                  <svg:desc>Sheet1.D40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9">
                <text:p>1.159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1">
                <text:p>0.371</text:p>
              </table:table-cell>
              <table:table-cell office:value-type="float" office:value="3.6664">
                <text:p>3.66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1cm" svg:height="6.284cm" xlink:href=".." xlink:type="simple" chart:class="chart:scatter" chart:style-name="ch1">
        <chart:legend chart:legend-position="end" svg:x="8.166cm" svg:y="2.451cm" style:legend-expansion="high" chart:style-name="ch2"/>
        <chart:plot-area chart:style-name="ch3" table:cell-range-address="Sheet1.C61:Sheet1.D66 Sheet1.C60:Sheet1.C60" chart:data-source-has-labels="row" svg:x="0.264cm" svg:y="0.125cm" svg:width="7.638cm" svg:height="5.083cm">
          <chartooo:coordinate-region svg:x="1.015cm" svg:y="0.307cm" svg:width="6.505cm" svg:height="4.291cm"/>
          <chart:axis chart:dimension="x" chart:name="primary-x" chart:style-name="ch4">
            <chart:title svg:x="3.106cm" svg:y="5.333cm" chart:style-name="ch5">
              <text:p>Voltage (mV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C61:Sheet1.C66" chart:label-cell-address="Sheet1.C60:Sheet1.C60" chart:class="chart:scatter">
            <chart:domain table:cell-range-address="Sheet1.D61:Sheet1.D66"/>
            <chart:regression-curve chart:style-name="ch8">
              <chart:equation chart:display-equation="true" chart:display-r-square="false" svg:x="1.037cm" svg:y="3.481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alculated Current (uA)</text:p>
                <draw:g>
                  <svg:desc>Sheet1.C60:Sheet1.C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0">
                <text:p>1010</text:p>
                <draw:g>
                  <svg:desc>Sheet1.D61:Sheet1.D66</svg:desc>
                </draw:g>
              </table:table-cell>
              <table:table-cell office:value-type="float" office:value="NaN">
                <text:p>NaN</text:p>
                <draw:g>
                  <svg:desc>Sheet1.C61:Sheet1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2">
                <text:p>87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8">
                <text:p>728</text:p>
              </table:table-cell>
              <table:table-cell office:value-type="float" office:value="0.5787">
                <text:p>0.5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6">
                <text:p>576</text:p>
              </table:table-cell>
              <table:table-cell office:value-type="float" office:value="0.2585">
                <text:p>0.2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6">
                <text:p>536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">
                <text:p>360</text:p>
              </table:table-cell>
              <table:table-cell office:value-type="float" office:value="0.1455">
                <text:p>0.1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90:Sheet1.D95 Sheet1.D89:Sheet1.D89" chart:data-source-has-labels="row" svg:x="1.301cm" svg:y="0.18cm" svg:width="14.379cm" svg:height="7.689cm">
          <chartooo:coordinate-region svg:x="2.433cm" svg:y="0.361cm" svg:width="12.995cm" svg:height="6.898cm"/>
          <chart:axis chart:dimension="x" chart:name="primary-x" chart:style-name="ch3">
            <chart:title svg:x="7.253cm" svg:y="8.049cm" chart:style-name="ch4">
              <text:p>Input Voltage (V)</text:p>
            </chart:title>
          </chart:axis>
          <chart:axis chart:dimension="y" chart:name="primary-y" chart:style-name="ch3">
            <chart:title svg:x="0.451cm" svg:y="4.951cm" chart:style-name="ch5">
              <text:p>Current (uA)</text:p>
            </chart:title>
            <chart:grid chart:style-name="ch6" chart:class="major"/>
          </chart:axis>
          <chart:series chart:style-name="ch7" chart:values-cell-range-address="Sheet1.D90:Sheet1.D95" chart:label-cell-address="Sheet1.D89:Sheet1.D89" chart:class="chart:scatter">
            <chart:domain table:cell-range-address="Sheet1.C90:Sheet1.C95"/>
            <chart:regression-curve chart:style-name="ch8">
              <chart:equation chart:display-equation="true" chart:display-r-square="true" svg:x="5.711cm" svg:y="5.322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urrent (uA)</text:p>
                <draw:g>
                  <svg:desc>Sheet1.D89:Sheet1.D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3">
                <text:p>1.13</text:p>
                <draw:g>
                  <svg:desc>Sheet1.C90:Sheet1.C95</svg:desc>
                </draw:g>
              </table:table-cell>
              <table:table-cell office:value-type="float" office:value="NaN">
                <text:p>NaN</text:p>
                <draw:g>
                  <svg:desc>Sheet1.D90:Sheet1.D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">
                <text:p>0.9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2">
                <text:p>0.872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8">
                <text:p>0.728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8">
                <text:p>0.568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6">
                <text:p>0.416</text:p>
              </table:table-cell>
              <table:table-cell office:value-type="float" office:value="0.0195">
                <text:p>0.01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math xmlns="http://www.w3.org/1998/Math/MathML" display="block"/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99:Sheet1.D104 Sheet1.D98:Sheet1.D98" chart:data-source-has-labels="row" svg:x="1.301cm" svg:y="0.18cm" svg:width="14.379cm" svg:height="7.689cm">
          <chartooo:coordinate-region svg:x="2.052cm" svg:y="0.361cm" svg:width="13.286cm" svg:height="6.898cm"/>
          <chart:axis chart:dimension="x" chart:name="primary-x" chart:style-name="ch3">
            <chart:title svg:x="7.863cm" svg:y="8.049cm" chart:style-name="ch4">
              <text:p>Vout (V)</text:p>
            </chart:title>
          </chart:axis>
          <chart:axis chart:dimension="y" chart:name="primary-y" chart:style-name="ch3">
            <chart:title svg:x="0.451cm" svg:y="4.951cm" chart:style-name="ch5">
              <text:p>Curren (mA)</text:p>
            </chart:title>
            <chart:grid chart:style-name="ch6" chart:class="major"/>
          </chart:axis>
          <chart:series chart:style-name="ch7" chart:values-cell-range-address="Sheet1.D99:Sheet1.D104" chart:label-cell-address="Sheet1.D98:Sheet1.D98" chart:class="chart:scatter">
            <chart:domain table:cell-range-address="Sheet1.C99:Sheet1.C104"/>
            <chart:regression-curve chart:style-name="ch8">
              <chart:equation chart:display-equation="true" chart:display-r-square="false" svg:x="4.157cm" svg:y="5.68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urrent (mA)</text:p>
                <draw:g>
                  <svg:desc>Sheet1.D98:Sheet1.D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037">
                <text:p>0.17037</text:p>
                <draw:g>
                  <svg:desc>Sheet1.C99:Sheet1.C104</svg:desc>
                </draw:g>
              </table:table-cell>
              <table:table-cell office:value-type="float" office:value="3.625">
                <text:p>3.625</text:p>
                <draw:g>
                  <svg:desc>Sheet1.D99:Sheet1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91">
                <text:p>0.21791</text:p>
              </table:table-cell>
              <table:table-cell office:value-type="float" office:value="2.657">
                <text:p>2.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52">
                <text:p>0.2352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25">
                <text:p>0.26525</text:p>
              </table:table-cell>
              <table:table-cell office:value-type="float" office:value="1.76833">
                <text:p>1.76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8">
                <text:p>0.288</text:p>
              </table:table-cell>
              <table:table-cell office:value-type="float" office:value="1.309">
                <text:p>1.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1">
                <text:p>0.3091</text:p>
              </table:table-cell>
              <table:table-cell office:value-type="float" office:value="0.93636">
                <text:p>0.936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math xmlns="http://www.w3.org/1998/Math/MathML" display="block"/>
</file>